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BF13A2B05DA5B186.png" manifest:media-type="image/png"/>
  <manifest:file-entry manifest:full-path="Pictures/100000000000010000000100E981314481FBFE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Text_20_body">
      <style:text-properties fo:font-variant="normal" fo:text-transform="none" fo:color="#333333" style:font-name="Arial" fo:font-size="9pt" fo:letter-spacing="normal" fo:font-style="normal" fo:font-weight="normal" style:font-size-asian="9pt" style:font-size-complex="9pt" loext:padding="0in" loext:border="none"/>
    </style:style>
    <style:style style:name="P3" style:family="paragraph" style:parent-style-name="Text_20_body" style:list-style-name="L1">
      <style:paragraph-properties fo:margin-top="0in" fo:margin-bottom="0in" loext:contextual-spacing="false" style:line-height-at-least="0.2555in" fo:orphans="2" fo:widows="2" fo:padding="0in" fo:border="none"/>
    </style:style>
    <style:style style:name="P4" style:family="paragraph" style:parent-style-name="Text_20_body" style:list-style-name="L3">
      <style:paragraph-properties fo:margin-top="0in" fo:margin-bottom="0in" loext:contextual-spacing="false" style:line-height-at-least="0.2555in" fo:orphans="2" fo:widows="2" fo:padding="0in" fo:border="none"/>
    </style:style>
    <style:style style:name="P5" style:family="paragraph" style:parent-style-name="Text_20_body" style:list-style-name="L7">
      <style:paragraph-properties fo:margin-top="0in" fo:margin-bottom="0in" loext:contextual-spacing="false" fo:line-height="100%" fo:orphans="2" fo:widows="2" fo:padding="0in" fo:border="none" style:writing-mode="page"/>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333333" style:font-name="Arial" fo:font-size="15.3000001907349pt" fo:letter-spacing="normal" fo:font-style="normal" fo:font-weight="normal"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Arial" fo:font-size="9pt" fo:letter-spacing="normal" fo:font-style="normal" fo:font-weight="normal" style:font-size-asian="9pt" style:font-size-complex="9pt" loext:padding="0in" loext:border="none"/>
    </style:style>
    <style:style style:name="P8"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707070" style:font-name="Arial" fo:font-size="9pt" fo:letter-spacing="normal" fo:font-style="normal" fo:font-weight="normal" fo:background-color="#f5f5f5" style:font-size-asian="9pt" style:font-size-complex="9pt" loext:padding="0in" loext:border="none"/>
    </style:style>
    <style:style style:name="P9" style:family="paragraph" style:parent-style-name="Text_20_body" style:list-style-name="L6">
      <style:paragraph-properties fo:margin-left="0in" fo:margin-right="0in" fo:margin-top="0in" fo:margin-bottom="0in" loext:contextual-spacing="false" style:line-height-at-least="0.1917in" fo:text-align="start" style:justify-single-word="false" fo:orphans="2" fo:widows="2" fo:text-indent="0in" style:auto-text-indent="false" fo:padding="0in" fo:border="none"/>
    </style:style>
    <style:style style:name="P10" style:family="paragraph" style:parent-style-name="Text_20_body" style:list-style-name="L6">
      <style:paragraph-properties fo:margin-left="0in" fo:margin-right="0in" fo:margin-top="0in" fo:margin-bottom="0in" loext:contextual-spacing="false" style:line-height-at-least="0.1701in"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page"/>
      <style:text-properties fo:font-variant="normal" fo:text-transform="none" fo:color="#333333" style:font-name="Arial" fo:font-size="9pt" fo:letter-spacing="normal" fo:font-style="normal" fo:font-weight="normal" style:font-size-asian="9pt" style:font-size-complex="9pt" loext:padding="0in" loext:border="none"/>
    </style:style>
    <style:style style:name="P12"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left="0in" fo:padding-right="0in" fo:padding-top="0in" fo:padding-bottom="0.1598in" fo:border-left="none" fo:border-right="none" fo:border-top="none" fo:border-bottom="0.06pt dashed #cccccc"/>
    </style:style>
    <style:style style:name="P13" style:family="paragraph" style:parent-style-name="Text_20_body">
      <style:paragraph-properties fo:margin-left="0in" fo:margin-right="0in" fo:margin-top="0.1063in" fo:margin-bottom="0in" loext:contextual-spacing="false" fo:orphans="2" fo:widows="2" fo:text-indent="0in" style:auto-text-indent="false" fo:padding="0in" fo:border="none"/>
      <style:text-properties fo:font-variant="normal" fo:text-transform="none" fo:color="#333333" style:font-name="Arial" fo:font-size="9pt" fo:letter-spacing="normal" fo:font-style="normal" fo:font-weight="normal" style:font-size-asian="9pt" style:font-size-complex="9pt" loext:padding="0in" loext:border="none"/>
    </style:style>
    <style:style style:name="P14" style:family="paragraph" style:parent-style-name="Text_20_body" style:list-style-name="L6">
      <style:paragraph-properties fo:margin-left="0in" fo:margin-right="0in" fo:margin-top="0.1063in" fo:margin-bottom="0in" loext:contextual-spacing="false" fo:text-align="start" style:justify-single-word="false" fo:orphans="2" fo:widows="2" fo:text-indent="0in" style:auto-text-indent="false" fo:padding="0in" fo:border="none"/>
      <style:text-properties fo:font-variant="normal" fo:text-transform="none" fo:color="#707070" style:font-name="Arial" fo:font-size="9pt" fo:letter-spacing="normal" fo:font-style="normal" fo:font-weight="normal" fo:background-color="#f5f5f5" style:font-size-asian="9pt" style:font-size-complex="9pt" loext:padding="0in" loext:border="none"/>
    </style:style>
    <style:style style:name="P15" style:family="paragraph" style:parent-style-name="Text_20_body">
      <style:paragraph-properties fo:margin-left="0in" fo:margin-right="0in" fo:margin-top="0.1063in" fo:margin-bottom="0in" loext:contextual-spacing="false" fo:orphans="2" fo:widows="2" fo:text-indent="0in" style:auto-text-indent="false" fo:padding="0in" fo:border="none"/>
      <style:text-properties fo:font-size="9pt" style:font-size-asian="9pt" style:font-size-complex="9pt"/>
    </style:style>
    <style:style style:name="P16" style:family="paragraph" style:parent-style-name="Text_20_body">
      <style:paragraph-properties fo:margin-left="0in" fo:margin-right="0in" fo:margin-top="0.1063in" fo:margin-bottom="0in" loext:contextual-spacing="false" fo:line-height="100%" fo:orphans="2" fo:widows="2" fo:text-indent="0in" style:auto-text-indent="false" fo:padding="0in" fo:border="none" style:writing-mode="page"/>
      <style:text-properties fo:font-variant="normal" fo:text-transform="none" fo:color="#333333" fo:font-size="9pt" fo:letter-spacing="normal" style:font-size-asian="9pt" style:font-size-complex="9pt" loext:padding="0in" loext:border="none"/>
    </style:style>
    <style:style style:name="P17" style:family="paragraph" style:parent-style-name="Text_20_body">
      <style:paragraph-properties fo:margin-left="0in" fo:margin-right="0in" fo:margin-top="0.1063in" fo:margin-bottom="0in" loext:contextual-spacing="false" fo:line-height="100%" fo:orphans="2" fo:widows="2" fo:text-indent="0in" style:auto-text-indent="false" fo:padding="0in" fo:border="none" style:writing-mode="page"/>
      <style:text-properties fo:font-variant="normal" fo:text-transform="none" fo:color="#333333" style:font-name="Arial" fo:font-size="9pt" fo:letter-spacing="normal" fo:font-style="normal" fo:font-weight="normal" style:font-size-asian="9pt" style:font-size-complex="9pt" loext:padding="0in" loext:border="none"/>
    </style:style>
    <style:style style:name="P18" style:family="paragraph" style:parent-style-name="Text_20_body" style:list-style-name="L2">
      <style:paragraph-properties fo:margin-left="0in" fo:margin-right="0in" fo:margin-top="0.1063in" fo:margin-bottom="0in" loext:contextual-spacing="false" fo:orphans="2" fo:widows="2" fo:text-indent="0in" style:auto-text-indent="false"/>
      <style:text-properties fo:font-variant="normal" fo:text-transform="none" fo:color="#333333" style:font-name="Arial" fo:font-size="9pt" fo:letter-spacing="normal" fo:font-style="normal" fo:font-weight="normal" style:font-size-asian="9pt" style:font-size-complex="9pt" loext:padding="0in" loext:border="none"/>
    </style:style>
    <style:style style:name="P19" style:family="paragraph" style:parent-style-name="Text_20_body" style:list-style-name="L4">
      <style:paragraph-properties fo:margin-left="0in" fo:margin-right="0in" fo:margin-top="0.1063in" fo:margin-bottom="0in" loext:contextual-spacing="false" fo:orphans="2" fo:widows="2" fo:text-indent="0in" style:auto-text-indent="false"/>
    </style:style>
    <style:style style:name="P20" style:family="paragraph" style:parent-style-name="Text_20_body" style:list-style-name="L8">
      <style:paragraph-properties fo:margin-left="0in" fo:margin-right="0in" fo:margin-top="0.1063in" fo:margin-bottom="0in" loext:contextual-spacing="false" fo:line-height="100%" fo:orphans="2" fo:widows="2" fo:text-indent="0in" style:auto-text-indent="false" style:writing-mode="page"/>
      <style:text-properties fo:font-variant="normal" fo:text-transform="none" fo:color="#333333" style:font-name="Arial" fo:font-size="9pt" fo:letter-spacing="normal" fo:font-style="normal" fo:font-weight="normal" style:font-size-asian="9pt" style:font-size-complex="9pt" loext:padding="0in" loext:border="none"/>
    </style:style>
    <style:style style:name="P21" style:family="paragraph" style:parent-style-name="Text_20_body" style:list-style-name="L9">
      <style:paragraph-properties fo:margin-left="0in" fo:margin-right="0in" fo:margin-top="0.1063in" fo:margin-bottom="0in" loext:contextual-spacing="false" fo:line-height="100%" fo:orphans="2" fo:widows="2" fo:text-indent="0in" style:auto-text-indent="false" style:writing-mode="page"/>
    </style:style>
    <style:style style:name="P22" style:family="paragraph" style:parent-style-name="Text_20_body" style:list-style-name="L1">
      <style:paragraph-properties fo:margin-left="0in" fo:margin-right="0.0535in" fo:margin-top="0in" fo:margin-bottom="0in" loext:contextual-spacing="false" style:line-height-at-least="0.2555in" fo:orphans="2" fo:widows="2" fo:text-indent="0in" style:auto-text-indent="false" fo:padding="0in" fo:border="none"/>
    </style:style>
    <style:style style:name="P23" style:family="paragraph" style:parent-style-name="Text_20_body" style:list-style-name="L7">
      <style:paragraph-properties fo:margin-left="0in" fo:margin-right="0.0535in" fo:margin-top="0in" fo:margin-bottom="0in" loext:contextual-spacing="false" fo:line-height="100%" fo:orphans="2" fo:widows="2" fo:text-indent="0in" style:auto-text-indent="false" fo:padding="0in" fo:border="none" style:writing-mode="page"/>
    </style:style>
    <style:style style:name="P24" style:family="paragraph" style:parent-style-name="Text_20_body" style:list-style-name="L2">
      <style:paragraph-properties fo:margin-top="0.1063in" fo:margin-bottom="0in" loext:contextual-spacing="false" fo:orphans="2" fo:widows="2"/>
      <style:text-properties fo:font-variant="normal" fo:text-transform="none" fo:color="#333333" style:font-name="Arial" fo:font-size="9pt" fo:letter-spacing="normal" fo:font-style="normal" fo:font-weight="normal" style:font-size-asian="9pt" style:font-size-complex="9pt" loext:padding="0in" loext:border="none"/>
    </style:style>
    <style:style style:name="P25" style:family="paragraph" style:parent-style-name="Text_20_body" style:list-style-name="L4">
      <style:paragraph-properties fo:margin-top="0.1063in" fo:margin-bottom="0in" loext:contextual-spacing="false" fo:orphans="2" fo:widows="2"/>
      <style:text-properties fo:font-variant="normal" fo:text-transform="none" fo:color="#333333" style:font-name="Arial" fo:font-size="9pt" fo:letter-spacing="normal" fo:font-style="normal" fo:font-weight="normal" style:font-size-asian="9pt" style:font-size-complex="9pt" loext:padding="0in" loext:border="none"/>
    </style:style>
    <style:style style:name="P26" style:family="paragraph" style:parent-style-name="Text_20_body" style:list-style-name="L4">
      <style:paragraph-properties fo:margin-top="0.1063in" fo:margin-bottom="0in" loext:contextual-spacing="false" fo:orphans="2" fo:widows="2"/>
    </style:style>
    <style:style style:name="P27" style:family="paragraph" style:parent-style-name="Text_20_body" style:list-style-name="L8">
      <style:paragraph-properties fo:margin-top="0.1063in" fo:margin-bottom="0in" loext:contextual-spacing="false" fo:line-height="100%" fo:orphans="2" fo:widows="2" style:writing-mode="page"/>
      <style:text-properties fo:font-variant="normal" fo:text-transform="none" fo:color="#333333" style:font-name="Arial" fo:font-size="9pt" fo:letter-spacing="normal" fo:font-style="normal" fo:font-weight="normal" style:font-size-asian="9pt" style:font-size-complex="9pt" loext:padding="0in" loext:border="none"/>
    </style:style>
    <style:style style:name="P28" style:family="paragraph" style:parent-style-name="Text_20_body" style:list-style-name="L9">
      <style:paragraph-properties fo:margin-top="0.1063in" fo:margin-bottom="0in" loext:contextual-spacing="false" fo:line-height="100%" fo:orphans="2" fo:widows="2" style:writing-mode="page"/>
      <style:text-properties fo:font-variant="normal" fo:text-transform="none" fo:color="#333333" style:font-name="Arial" fo:font-size="9pt" fo:letter-spacing="normal" fo:font-style="normal" fo:font-weight="normal" style:font-size-asian="9pt" style:font-size-complex="9pt" loext:padding="0in" loext:border="none"/>
    </style:style>
    <style:style style:name="P29" style:family="paragraph" style:parent-style-name="Text_20_body" style:list-style-name="L9">
      <style:paragraph-properties fo:margin-top="0.1063in" fo:margin-bottom="0in" loext:contextual-spacing="false" fo:line-height="100%" fo:orphans="2" fo:widows="2" style:writing-mode="page"/>
    </style:style>
    <style:style style:name="P30" style:family="paragraph" style:parent-style-name="Text_20_body">
      <style:paragraph-properties fo:break-before="page"/>
    </style:style>
    <style:style style:name="P31" style:family="paragraph" style:parent-style-name="Heading_20_1">
      <style:paragraph-properties fo:break-before="page"/>
      <style:text-properties fo:font-size="9pt" style:font-size-asian="9pt" style:font-size-complex="9pt"/>
    </style:style>
    <style:style style:name="P32" style:family="paragraph" style:parent-style-name="Preformatted_20_Text" style:list-style-name="L6">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333333" style:font-name="Courier New" fo:font-size="9pt" fo:letter-spacing="normal" fo:font-style="normal" fo:font-weight="normal" fo:background-color="#ffffff" style:font-size-asian="9pt" style:font-size-complex="9pt" loext:padding="0in" loext:border="none"/>
    </style:style>
    <style:style style:name="P33" style:family="paragraph" style:parent-style-name="Preformatted_20_Text" style:list-style-name="L6">
      <style:paragraph-properties fo:margin-top="0in" fo:margin-bottom="0in" loext:contextual-spacing="false" fo:line-height="130%" fo:text-align="start" style:justify-single-word="false" fo:orphans="2" fo:widows="2" fo:padding="0in" fo:border="none"/>
      <style:text-properties fo:font-size="9pt" style:font-size-asian="9pt" style:font-size-complex="9pt"/>
    </style:style>
    <style:style style:name="T1" style:family="text">
      <style:text-properties style:font-name="Arial" fo:font-style="normal" fo:font-weight="normal"/>
    </style:style>
    <style:style style:name="T2" style:family="text">
      <style:text-properties fo:font-variant="normal" fo:text-transform="none" fo:color="#333333" style:text-line-through-style="none" style:text-line-through-type="none" style:font-name="Arial" fo:font-size="18.3999996185303pt" fo:letter-spacing="normal" fo:font-style="normal" style:text-underline-style="none" fo:font-weight="normal" style:text-blinking="false" loext:padding="0in" loext:border="none"/>
    </style:style>
    <style:style style:name="T3" style:family="text">
      <style:text-properties fo:font-variant="normal" fo:text-transform="none" fo:color="#333333" style:text-line-through-style="none" style:text-line-through-type="none" style:font-name="Arial" fo:letter-spacing="normal" fo:font-style="normal" style:text-underline-style="none" fo:font-weight="normal" style:text-blinking="false" loext:padding="0in" loext:border="none"/>
    </style:style>
    <style:style style:name="T4" style:family="text">
      <style:text-properties fo:font-variant="normal" fo:text-transform="none" fo:color="#333333" style:text-line-through-style="none" style:text-line-through-type="none" style:font-name="Arial" fo:font-size="9pt" fo:letter-spacing="normal" fo:font-style="normal" style:text-underline-style="none" fo:font-weight="normal" style:text-blinking="false" style:font-size-asian="9pt" style:font-size-complex="9pt" loext:padding="0in" loext:border="none"/>
    </style:style>
    <style:style style:name="T5" style:family="text">
      <style:text-properties fo:font-variant="normal" fo:text-transform="none" fo:color="#333333" style:font-name="Arial" fo:font-size="10.6999998092651pt" fo:letter-spacing="normal" fo:font-style="normal" fo:font-weight="normal" loext:padding="0in" loext:border="none"/>
    </style:style>
    <style:style style:name="T6" style:family="text">
      <style:text-properties fo:font-variant="normal" fo:text-transform="none" fo:color="#333333" style:font-name="Arial" fo:letter-spacing="normal" fo:font-style="normal" fo:font-weight="normal" loext:padding="0in" loext:border="none"/>
    </style:style>
    <style:style style:name="T7" style:family="text">
      <style:text-properties fo:font-variant="normal" fo:text-transform="none" fo:color="#333333" style:font-name="Arial" fo:font-size="9pt" fo:letter-spacing="normal" fo:font-style="normal" fo:font-weight="normal" style:font-size-asian="9pt" style:font-size-complex="9pt" loext:padding="0in" loext:border="none"/>
    </style:style>
    <style:style style:name="T8" style:family="text">
      <style:text-properties fo:font-variant="normal" fo:text-transform="none" fo:color="#333333" style:font-name="Courier New" fo:letter-spacing="normal" fo:font-style="normal" fo:font-weight="normal" fo:background-color="#ffffff" loext:char-shading-value="0" loext:padding="0in" loext:border="none"/>
    </style:style>
    <style:style style:name="T9" style:family="text">
      <style:text-properties fo:font-variant="normal" fo:text-transform="none" fo:color="#707070" style:text-line-through-style="none" style:text-line-through-type="none" style:font-name="Arial" fo:font-size="9.19999980926514pt" fo:letter-spacing="normal" fo:font-style="normal" style:text-underline-style="none" fo:font-weight="normal" style:text-blinking="false" loext:padding="0in" loext:border="none"/>
    </style:style>
    <style:style style:name="T10" style:family="text">
      <style:text-properties fo:font-variant="normal" fo:text-transform="none" fo:color="#707070" style:text-line-through-style="none" style:text-line-through-type="none" style:font-name="Arial" fo:font-size="9.19999980926514pt" fo:letter-spacing="normal" fo:font-style="normal" style:text-underline-style="none" fo:font-weight="normal" style:text-blinking="false" fo:background-color="#f5f5f5" loext:char-shading-value="0" loext:padding="0in" loext:border="none"/>
    </style:style>
    <style:style style:name="T11" style:family="text">
      <style:text-properties fo:font-variant="normal" fo:text-transform="none" fo:color="#707070" style:text-line-through-style="none" style:text-line-through-type="none" style:font-name="Arial" fo:letter-spacing="normal" fo:font-style="normal" style:text-underline-style="none" fo:font-weight="normal" style:text-blinking="false" loext:padding="0in" loext:border="none"/>
    </style:style>
    <style:style style:name="T12" style:family="text">
      <style:text-properties fo:font-variant="normal" fo:text-transform="none" fo:color="#707070" style:text-line-through-style="none" style:text-line-through-type="none" style:font-name="Arial" fo:letter-spacing="normal" fo:font-style="normal" style:text-underline-style="none" fo:font-weight="normal" style:text-blinking="false" fo:background-color="#f5f5f5" loext:char-shading-value="0" loext:padding="0in" loext:border="none"/>
    </style:style>
    <style:style style:name="T13" style:family="text">
      <style:text-properties fo:font-variant="normal" fo:text-transform="none" fo:color="#707070" style:text-line-through-style="none" style:text-line-through-type="none" style:font-name="Arial" fo:font-size="9pt" fo:letter-spacing="normal" fo:font-style="normal" style:text-underline-style="none" fo:font-weight="normal" style:text-blinking="false" style:font-size-asian="9pt" style:font-size-complex="9pt" loext:padding="0in" loext:border="none"/>
    </style:style>
    <style:style style:name="T14" style:family="text">
      <style:text-properties fo:font-variant="normal" fo:text-transform="none" fo:color="#707070" style:text-line-through-style="none" style:text-line-through-type="none" style:font-name="Arial" fo:font-size="9pt" fo:letter-spacing="normal" fo:font-style="normal" style:text-underline-style="none" fo:font-weight="normal" style:text-blinking="false" fo:background-color="#f5f5f5" loext:char-shading-value="0" style:font-size-asian="9pt" style:font-size-complex="9pt" loext:padding="0in" loext:border="none"/>
    </style:style>
    <style:style style:name="T15" style:family="text">
      <style:text-properties fo:font-variant="normal" fo:text-transform="none" fo:color="#707070" style:text-line-through-style="none" style:text-line-through-type="none" fo:letter-spacing="normal" style:text-underline-style="none" style:text-blinking="false" loext:padding="0in" loext:border="none"/>
    </style:style>
    <style:style style:name="T16" style:family="text">
      <style:text-properties fo:font-variant="normal" fo:text-transform="none" fo:color="#707070" style:text-line-through-style="none" style:text-line-through-type="none" fo:font-size="9pt" fo:letter-spacing="normal" style:text-underline-style="none" style:text-blinking="false" style:font-size-asian="9pt" style:font-size-complex="9pt" loext:padding="0in" loext:border="none"/>
    </style:style>
    <style:style style:name="T17" style:family="text">
      <style:text-properties fo:font-variant="normal" fo:text-transform="none" fo:color="#707070" fo:letter-spacing="normal" loext:padding="0in" loext:border="none"/>
    </style:style>
    <style:style style:name="T18" style:family="text">
      <style:text-properties fo:font-variant="normal" fo:text-transform="none" fo:color="#707070" style:font-name="Arial" fo:font-size="9.94999980926514pt" fo:letter-spacing="normal" fo:font-style="normal" fo:font-weight="normal" fo:background-color="#f5f5f5" loext:char-shading-value="0" loext:padding="0in" loext:border="none"/>
    </style:style>
    <style:style style:name="T19" style:family="text">
      <style:text-properties fo:font-variant="normal" fo:text-transform="none" fo:color="#707070" style:font-name="Arial" fo:letter-spacing="normal" fo:font-style="normal" fo:font-weight="normal" fo:background-color="#f5f5f5" loext:char-shading-value="0" loext:padding="0in" loext:border="none"/>
    </style:style>
    <style:style style:name="T20" style:family="text">
      <style:text-properties fo:font-variant="normal" fo:text-transform="none" fo:color="#707070" style:font-name="Arial" fo:font-size="9pt" fo:letter-spacing="normal" fo:font-style="normal" fo:font-weight="normal" fo:background-color="#f5f5f5" loext:char-shading-value="0" style:font-size-asian="9pt" style:font-size-complex="9pt" loext:padding="0in" loext:border="none"/>
    </style:style>
    <style:style style:name="T21" style:family="text">
      <style:text-properties fo:font-variant="normal" fo:text-transform="none" fo:color="#707070" fo:font-size="9pt" fo:letter-spacing="normal" style:font-size-asian="9pt" style:font-size-complex="9pt" loext:padding="0in" loext:border="none"/>
    </style:style>
    <style:style style:name="T22" style:family="text">
      <style:text-properties fo:font-variant="normal" fo:text-transform="none" fo:color="#3b73af" style:text-line-through-style="none" style:text-line-through-type="none" style:font-name="Arial" fo:font-size="10.6999998092651pt" fo:letter-spacing="normal" fo:font-style="normal" style:text-underline-style="none" fo:font-weight="normal" style:text-blinking="false" loext:padding="0in" loext:border="none"/>
    </style:style>
    <style:style style:name="T23" style:family="text">
      <style:text-properties fo:font-variant="normal" fo:text-transform="none" fo:color="#3b73af" style:text-line-through-style="none" style:text-line-through-type="none" style:font-name="Arial" fo:letter-spacing="normal" fo:font-style="normal" style:text-underline-style="none" fo:font-weight="normal" style:text-blinking="false" loext:padding="0in" loext:border="none"/>
    </style:style>
    <style:style style:name="T24" style:family="text">
      <style:text-properties fo:font-variant="normal" fo:text-transform="none" fo:color="#3b73af" style:text-line-through-style="none" style:text-line-through-type="none" style:font-name="Arial" fo:font-size="9pt" fo:letter-spacing="normal" fo:font-style="normal" style:text-underline-style="none" fo:font-weight="normal" style:text-blinking="false" style:font-size-asian="9pt" style:font-size-complex="9pt" loext:padding="0in" loext:border="none"/>
    </style:style>
    <style:style style:name="T25" style:family="text">
      <style:text-properties fo:font-variant="normal" fo:text-transform="none" fo:color="#3572b0" style:text-line-through-style="none" style:text-line-through-type="none" style:font-name="Arial" fo:font-size="10.6999998092651pt" fo:letter-spacing="normal" fo:font-style="normal" style:text-underline-style="none" fo:font-weight="normal" style:text-blinking="false" loext:padding="0in" loext:border="none"/>
    </style:style>
    <style:style style:name="T26" style:family="text">
      <style:text-properties fo:font-variant="normal" fo:text-transform="none" fo:color="#3572b0" style:text-line-through-style="none" style:text-line-through-type="none" style:font-name="Arial" fo:font-size="9.94999980926514pt" fo:letter-spacing="normal" fo:font-style="normal" style:text-underline-style="none" fo:font-weight="normal" style:text-blinking="false" fo:background-color="#f5f5f5" loext:char-shading-value="0" loext:padding="0in" loext:border="none"/>
    </style:style>
    <style:style style:name="T27" style:family="text">
      <style:text-properties fo:font-variant="normal" fo:text-transform="none" fo:color="#3572b0" style:text-line-through-style="none" style:text-line-through-type="none" style:font-name="Arial" fo:font-size="9.94999980926514pt" fo:letter-spacing="normal" fo:font-style="normal" style:text-underline-style="none" fo:font-weight="normal" style:text-blinking="false" fo:background-color="#f5f5f5" loext:char-shading-value="0" loext:padding-left="0.0217in" loext:padding-right="0.0217in" loext:padding-top="0.0193in" loext:padding-bottom="0.0193in" loext:border="0.06pt solid #cccccc"/>
    </style:style>
    <style:style style:name="T28" style:family="text">
      <style:text-properties fo:font-variant="normal" fo:text-transform="none" fo:color="#3572b0" style:text-line-through-style="none" style:text-line-through-type="none" style:font-name="Arial" fo:letter-spacing="normal" fo:font-style="normal" style:text-underline-style="none" fo:font-weight="normal" style:text-blinking="false" loext:padding="0in" loext:border="none"/>
    </style:style>
    <style:style style:name="T29" style:family="text">
      <style:text-properties fo:font-variant="normal" fo:text-transform="none" fo:color="#3572b0" style:text-line-through-style="none" style:text-line-through-type="none" style:font-name="Arial" fo:letter-spacing="normal" fo:font-style="normal" style:text-underline-style="none" fo:font-weight="normal" style:text-blinking="false" fo:background-color="#f5f5f5" loext:char-shading-value="0" loext:padding="0in" loext:border="none"/>
    </style:style>
    <style:style style:name="T30" style:family="text">
      <style:text-properties fo:font-variant="normal" fo:text-transform="none" fo:color="#3572b0" style:text-line-through-style="none" style:text-line-through-type="none" style:font-name="Arial" fo:letter-spacing="normal" fo:font-style="normal" style:text-underline-style="none" fo:font-weight="normal" style:text-blinking="false" fo:background-color="#f5f5f5" loext:char-shading-value="0" loext:padding-left="0.0217in" loext:padding-right="0.0217in" loext:padding-top="0.0193in" loext:padding-bottom="0.0193in" loext:border="0.06pt solid #cccccc"/>
    </style:style>
    <style:style style:name="T31" style:family="text">
      <style:text-properties fo:font-variant="normal" fo:text-transform="none" fo:color="#3572b0" style:text-line-through-style="none" style:text-line-through-type="none" style:font-name="Arial" fo:font-size="9pt" fo:letter-spacing="normal" fo:font-style="normal" style:text-underline-style="none" fo:font-weight="normal" style:text-blinking="false" style:font-size-asian="9pt" style:font-size-complex="9pt" loext:padding="0in" loext:border="none"/>
    </style:style>
    <style:style style:name="T32" style:family="text">
      <style:text-properties fo:font-variant="normal" fo:text-transform="none" fo:color="#3572b0" style:text-line-through-style="none" style:text-line-through-type="none" style:font-name="Arial" fo:font-size="9pt" fo:letter-spacing="normal" fo:font-style="normal" style:text-underline-style="none" fo:font-weight="normal" style:text-blinking="false" fo:background-color="#f5f5f5" loext:char-shading-value="0" style:font-size-asian="9pt" style:font-size-complex="9pt" loext:padding="0in" loext:border="none"/>
    </style:style>
    <style:style style:name="T33" style:family="text">
      <style:text-properties fo:font-variant="normal" fo:text-transform="none" fo:color="#3572b0" style:text-line-through-style="none" style:text-line-through-type="none" style:font-name="Arial" fo:font-size="9pt" fo:letter-spacing="normal" fo:font-style="normal" style:text-underline-style="none" fo:font-weight="normal" style:text-blinking="false" fo:background-color="#f5f5f5" loext:char-shading-value="0" style:font-size-asian="9pt" style:font-size-complex="9pt" loext:padding-left="0.0217in" loext:padding-right="0.0217in" loext:padding-top="0.0193in" loext:padding-bottom="0.0193in" loext:border="0.06pt solid #cccccc"/>
    </style:style>
    <style:style style:name="T34" style:family="text">
      <style:text-properties fo:color="#707070" loext:padding="0in" loext:border="none"/>
    </style:style>
    <style:style style:name="T35" style:family="text">
      <style:text-properties fo:color="#707070" fo:font-size="9pt" style:font-size-asian="9pt" style:font-size-complex="9pt" loext:padding="0in" loext:border="none"/>
    </style:style>
    <style:style style:name="T36" style:family="text">
      <style:text-properties fo:color="#3b73af" style:text-line-through-style="none" style:text-line-through-type="none" fo:font-size="10.6999998092651pt" style:text-underline-style="none" style:text-blinking="false" loext:padding="0in" loext:border="none"/>
    </style:style>
    <style:style style:name="T37" style:family="text">
      <style:text-properties fo:color="#3b73af" style:text-line-through-style="none" style:text-line-through-type="none" style:text-underline-style="none" style:text-blinking="false" loext:padding="0in" loext:border="none"/>
    </style:style>
    <style:style style:name="T38" style:family="text">
      <style:text-properties fo:color="#3b73af" style:text-line-through-style="none" style:text-line-through-type="none" fo:font-size="9pt" style:text-underline-style="none" style:text-blinking="false" style:font-size-asian="9pt" style:font-size-complex="9pt"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carnd-forums.udacity.com/questions/26214464/behavioral-cloning-cheatsheet" text:style-name="Internet_20_link" text:visited-style-name="Visited_20_Internet_20_Link"><text:span text:style-name="T4">Behavioral Cloning Cheatsheet</text:span></text:a></text:h>
      <text:section text:style-name="Sect1" text:name="comments-26214464">
        <text:list xml:id="list1678333868222847767" text:style-name="L1">
          <text:list-item>
            <text:p text:style-name="P22"><text:a xlink:type="simple" xlink:href="https://carnd-forums.udacity.com/questions/users?username=paulheraty" text:style-name="Internet_20_link" text:visited-style-name="Visited_20_Internet_20_Link"><text:span text:style-name="T38">Paul Heraty</text:span></text:a></text:p>
          </text:list-item>
          <text:list-item>
            <text:p text:style-name="P3"><text:a xlink:type="simple" xlink:href="https://carnd-forums.udacity.com/questions/26214464/behavioral-cloning-cheatsheet" text:style-name="Internet_20_link" text:visited-style-name="Visited_20_Internet_20_Link"><text:span text:style-name="T13">Dec 08, 2016</text:span></text:a></text:p>
          </text:list-item>
        </text:list>
        <text:p text:style-name="P7">There are about 10 things that I wish I knew before I started this exercise.</text:p>
        <text:p text:style-name="P15"><text:span text:style-name="T6">Note: These points below are not the 'only' way of solving this problem. Think of them as pointers and feel free to pick and choose as you see fit.</text:span></text:p>
        <text:list xml:id="list7942185684233531196" text:style-name="L2">
          <text:list-item>
            <text:p text:style-name="P18">How to use Python generators in Keras. This was critical as I was running out of memory on my laptop just trying to read in all the image data. Using generators allows me to only read in what I need at any point in time. Very useful.</text:p>
          </text:list-item>
          <text:list-item>
            <text:p text:style-name="P24">Use a GPU. This should almost be a prerequisite. It is too frustrating waiting for hours for results on CPU. I must have run training 100 times over the past 3 weeks and it was driving me crazy. Using a GTX980M was around 20x faster in training that a quad-core Haswell CPU.</text:p>
          </text:list-item>
          <text:list-item>
            <text:p text:style-name="P24">Use an analog joystick. This also should be a prerequisite. I'm not sure if its even possible to train with keyboard input. I think some have managed it, bu for me it's a case of garbage in, garbage out.</text:p>
          </text:list-item>
          <text:list-item>
            <text:p text:style-name="P24">Use successive refinement of a 'good' model. This really saves time and ensures that you converge on a solution faster. So when you get a model working a little bit, say passing the first corner, then use that model as a starting point for your next training session (kinda like Transfer Learning). Generate some new IMG data, lower the learning rate, and 'fine tune' this model.</text:p>
          </text:list-item>
          <text:list-item>
            <text:p text:style-name="P24">Use the 50Hz simulator. This generates much smoother driving angle data. Should be the default. You can find a link to download this on the Slack channel.</text:p>
          </text:list-item>
          <text:list-item>
            <text:p text:style-name="P24">You need at least 40k samples to get a useful initial model. Anything less was not producing anything good for me.</text:p>
          </text:list-item>
          <text:list-item>
            <text:p text:style-name="P24">Copy the Nvidia pipeline. It works :) And it's not too complex.</text:p>
          </text:list-item>
          <text:list-item>
            <text:p text:style-name="P24">Re-size the input image. I was able to size the image down by 2, reducing the number of pixels by 4. This really helped speed up model training and did not seem to impact the accuracy.</text:p>
          </text:list-item>
          <text:list-item>
            <text:p text:style-name="P24">I made use of the left and right camera angles also, where I modified the steering angles slightly in these cases. This helped up the number of test cases, and these help cases where the car is off center and teaches it to steer back to the middle.</text:p>
          </text:list-item>
          <text:list-item>
            <text:p text:style-name="P24">Around 5 epochs seems to be enough training. Any more does not reduce the mse much if at all.</text:p>
          </text:list-item>
          <text:list-item>
            <text:p text:style-name="P24">When you're starting out, pick three images from the .csv file, one with negative steering, one with straight, and one with right steering. Train a model with just those three images and see if you can get it to predict them correctly. This will tell you that your model is good and your turn-around time will be very quick. Then you can start adding more training data</text:p>
          </text:list-item>
        </text:list>
        <text:p text:style-name="P15"><text:span text:style-name="T6">Hopefully the above will help you converge quicker. It can be a pretty frustrating project at the beginning, but worth it when you have it working!</text:span></text:p>
        <text:p text:style-name="P13">Most of these ideas have come from the great folks on the Slack channel, which reminds me:</text:p>
        <text:p text:style-name="P13">12. Use the Slack channel. The people on there are awesome!</text:p>
      </text:section>
      <text:p text:style-name="P1"/>
      <text:p text:style-name="P30"><text:a xlink:type="simple" xlink:href="https://carnd-forums.udacity.com/questions/users?username=flyingtiger" text:style-name="Internet_20_link" text:visited-style-name="Visited_20_Internet_20_Link"><text:span text:style-name="T24">Min Lai</text:span></text:a></text:p>
      <text:list xml:id="list7196200021852272305" text:style-name="L3">
        <text:list-item>
          <text:p text:style-name="P4"><text:a xlink:type="simple" xlink:href="https://carnd-forums.udacity.com/questions/36051083/p3-some-reflection" text:style-name="Internet_20_link" text:visited-style-name="Visited_20_Internet_20_Link"><text:span text:style-name="T13">Jan 22, 2017</text:span></text:a></text:p>
        </text:list-item>
      </text:list>
      <text:p text:style-name="P7">This is a fun project. It maybe  intimidating for beginner like me initially but after many hours work on it, with help of this great forum, fellow cohorts, and  experts, I finally passed it. I would like to share some reflection, hope that it can be helpful for student in later class.</text:p>
      <text:list xml:id="list5985743891645892627" text:style-name="L4">
        <text:list-item>
          <text:p text:style-name="P19"><text:span text:style-name="T7">Implementing network is quick with Keras and much easier than using tersorflow directly. How to get proper training data is critical for this project. Either collecting more training data by driving the car in training mode, especially recovery data or  using image augmentation to simulate different situation using provided train data.  So I actually spend much more time to figure out how to pre-process image than building and training the network itself. Image augmentation is necessary especially for driving on track 2. I learned a lot from Vivek's blog: </text:span><text:a xlink:type="simple" xlink:href="https://chatbotslife.com/using-augmentation-to-mimic-human-driving-496b569760a9#.ywe2dc2lz" text:style-name="Internet_20_link" text:visited-style-name="Visited_20_Internet_20_Link"><text:span text:style-name="T31">https://chatbotslife.com/using-augmentation-to-mimic-human-driving-496b569760a9#.ywe2dc</text:span></text:a><text:span text:style-name="T7"> .   I wish Udacity can provide some contents in the class and talk about commonly used image augmentation techniques.</text:span></text:p>
        </text:list-item>
        <text:list-item>
          <text:p text:style-name="P25">One dumb mistake I made is forgetting to add same preprocesing applied to train data to test image using autonovous mode. Basically, same preprocess logic need to be added to drive.py before feed the image to trained model to calculate steering. So make sure you modify drive.py to add preprocess applied to train data like reszie, normalization, but don't apply augmentation, since augmentation is used to generated new train data.</text:p>
        </text:list-item>
        <text:list-item>
          <text:p text:style-name="P26"><text:span text:style-name="T7">A good generator is also critical since it can eat up memory quickly. The example in Keras is not very good, following post helped me to understand generator better: </text:span><text:a xlink:type="simple" xlink:href="https://github.com/fchollet/keras/issues/1627" text:style-name="Internet_20_link" text:visited-style-name="Visited_20_Internet_20_Link"><text:span text:style-name="T31">https://github.com/fchollet/keras/issues/1627</text:span></text:a></text:p>
        </text:list-item>
        <text:list-item>
          <text:p text:style-name="P25">Mean square error itself is not a good metrics to judge the model is good or not. It has to be tested by the simulator. I found over fitting is a big issue here. Extreme low loss often means overfitting. So I used callback to save weights for each epoch, and try to test weights for each epoch. With my model, epoch 5-8 normally gave reliable result. More than 8 epoch has lower loss but perform much worse. Different model can be different but It looks like more epoch doesn't really help much.</text:p>
        </text:list-item>
        <text:list-item>
          <text:p text:style-name="P25">I pretty much used try and error approach here, just adjust different parameters like learning rate, steering adjustment for left right image, network layers. And also tried fine tuning. I am wondering if there is any best practice to follow to make this process more efficient and find a good model quicker.</text:p>
        </text:list-item>
      </text:list>
      <text:p text:style-name="P2">Thanks for including the link. Am glad you found it useful. Agree, augmentation is an important concept that was not covered. </text:p>
      <text:list xml:id="list3025155989530268823" text:style-name="L6">
        <text:list-item>
          <text:p text:style-name="P12"><text:a xlink:type="simple" xlink:href="https://carnd-forums.udacity.com/questions/users?username=wcchen101" text:style-name="Internet_20_link" text:visited-style-name="Visited_20_Internet_20_Link"><text:span text:style-name="T32">Wei-Chung Chen</text:span></text:a></text:p>
          <text:list>
            <text:list-item>
              <text:p text:style-name="P9"><text:a xlink:type="simple" xlink:href="https://carnd-forums.udacity.com/questions/36051083/answers/36052610/comments/36053941" text:style-name="Internet_20_link" text:visited-style-name="Visited_20_Internet_20_Link"><text:span text:style-name="T14">Jan 23, 2017</text:span></text:a></text:p>
            </text:list-item>
          </text:list>
          <text:p text:style-name="P8">I agree with you. It would be good if some image augmentation concepts can introduce in the lecture video.</text:p>
        </text:list-item>
        <text:list-item>
          <text:p text:style-name="P12"><text:a xlink:type="simple" xlink:href="https://carnd-forums.udacity.com/questions/users?username=jon" text:style-name="Internet_20_link" text:visited-style-name="Visited_20_Internet_20_Link"><text:span text:style-name="T32">Jon Hauris</text:span></text:a></text:p>
          <text:list>
            <text:list-item>
              <text:p text:style-name="P9"><text:a xlink:type="simple" xlink:href="https://carnd-forums.udacity.com/questions/36051083/answers/36052610/comments/36056150" text:style-name="Internet_20_link" text:visited-style-name="Visited_20_Internet_20_Link"><text:span text:style-name="T14">Jan 24, 2017</text:span></text:a></text:p>
            </text:list-item>
          </text:list>
          <text:p text:style-name="P10"><text:a xlink:type="simple" xlink:href="https://carnd-forums.udacity.com/display/~vivek1108" text:style-name="Internet_20_link" text:visited-style-name="Visited_20_Internet_20_Link"><text:span text:style-name="T33">Vivek Yadav</text:span></text:a><text:span text:style-name="T20"> Thanks for all your help in the forums and for your article.  I have been studying your article and have a question I hope you can clarify.  When you write about "Horizontal and Vertical Shifts" can you please elaborate on why you are adding/subtracting 0.002 degrees per pixel shift right/left.  I just don't get it.  (Also, I do not see that value in your code.)</text:span></text:p>
          <text:p text:style-name="P14">Also, I would appreciate it if you would explain these lines of code, what are they trying to do and why are you doing it that way?  Specifically for tr_x &amp; tr_y, why are you subtracting trans_range/2 &amp; 40/2?</text:p>
          <text:p text:style-name="P14">Then what is the reason for adding tr_x/trans_range*2*.2 to the steering?</text:p>
          <text:p text:style-name="P32">tr_x = trans_range*np.random.uniform()-trans_range/2</text:p>
          <text:p text:style-name="P33"><text:span text:style-name="T8">steer_ang = steer + tr_x/trans_range*2*.2</text:span></text:p>
          <text:p text:style-name="P33"><text:span text:style-name="T8">tr_y = 40*np.random.uniform()-40/2</text:span></text:p>
          <text:p text:style-name="P33"><text:span text:style-name="T8">Trans_M = np.float32([[1,0,tr_x],[0,1,tr_y]])</text:span></text:p>
          <text:p text:style-name="P33"><text:span text:style-name="T8">image_tr = cv2.warpAffine(image,Trans_M,(cols,rows))</text:span></text:p>
        </text:list-item>
      </text:list>
      <text:p text:style-name="P1"/>
      <text:h text:style-name="P31" text:outline-level="1"><text:a xlink:type="simple" xlink:href="https://carnd-forums.udacity.com/questions/26218583/project3-success-10k-images-32x16-80-seconds-training..." text:style-name="Internet_20_link" text:visited-style-name="Visited_20_Internet_20_Link"><text:span text:style-name="T2">Project3 success: 10K images, 32x16, 80 seconds training...</text:span></text:a></text:h>
      <text:section text:style-name="Sect1" text:name="comments-26218583">
        <text:list xml:id="list3773906002872500674" text:style-name="L7">
          <text:list-item>
            <text:p text:style-name="P23"><text:span text:style-name="T35"><draw:frame draw:style-name="fr1" draw:name="Image3" text:anchor-type="as-char" svg:width="0.2555in" svg:height="0.2555in" draw:z-index="0"><draw:image xlink:href="Pictures/100000000000010000000100E981314481FBFE9A.png" xlink:type="simple" xlink:show="embed" xlink:actuate="onLoad"/></draw:frame></text:span><text:a xlink:type="simple" xlink:href="https://carnd-forums.udacity.com/questions/users?username=yrahal" text:style-name="Internet_20_link" text:visited-style-name="Visited_20_Internet_20_Link"><text:span text:style-name="T38">Youcef Rahal</text:span></text:a></text:p>
          </text:list-item>
          <text:list-item>
            <text:p text:style-name="P5"><text:a xlink:type="simple" xlink:href="https://carnd-forums.udacity.com/questions/26218583/project3-success-10k-images-32x16-80-seconds-training..." text:style-name="Internet_20_link" text:visited-style-name="Visited_20_Internet_20_Link"><text:span text:style-name="T13">Dec 11, 2016</text:span></text:a></text:p>
          </text:list-item>
        </text:list>
        <text:p text:style-name="P11">I was able to make my car drive without touching the yellow nor the red lines through a full lap in track1, although a bit wavy at times. I am also a bit surprised by the numbers, but it's possible to make this project work with a highly effective and small data set:</text:p>
        <text:list xml:id="list5483265555142330576" text:style-name="L8">
          <text:list-item>
            <text:p text:style-name="P20">Two laps of normal driving</text:p>
          </text:list-item>
          <text:list-item>
            <text:p text:style-name="P27">Many cases of recovery recording, especially at the most difficult turns, I actually have double the number of images for the recovery cases than the normal driving (~5000 images vs 2500)</text:p>
          </text:list-item>
          <text:list-item>
            <text:p text:style-name="P27">I used only the center camera, so that's about ~100MB of data at the smallest resolution.</text:p>
          </text:list-item>
          <text:list-item>
            <text:p text:style-name="P27">Moderate speed driving throughout, although I did some recovery recordings at full speed</text:p>
          </text:list-item>
          <text:list-item>
            <text:p text:style-name="P27">I used a PS3 usb controller, but previous attempts with a keyboard did not show a significant difference. Although, I can't be 100% sure, I think the data recorded with a keyboard should work just fine.</text:p>
          </text:list-item>
          <text:list-item>
            <text:p text:style-name="P27">I added extra data by flipping each image and inverting its corresponding steering angle</text:p>
          </text:list-item>
          <text:list-item>
            <text:p text:style-name="P27">I did NOT do any filtering on the steering angles</text:p>
          </text:list-item>
          <text:list-item>
            <text:p text:style-name="P27">I resized my input to 32x16 pixels. Yes, you read that right, 32x16! So I did not need a data generator... Everything could fit well into memory.</text:p>
          </text:list-item>
          <text:list-item>
            <text:p text:style-name="P27">My model is a relatively simple ConvNet with 2 convolutional layers and 4 fully connected ones, with dropout added after the 2nd convolutional layer and the last fully connected one</text:p>
          </text:list-item>
          <text:list-item>
            <text:p text:style-name="P27">I split my data into 70% training, 15% validation and 15% testing</text:p>
          </text:list-item>
          <text:list-item>
            <text:p text:style-name="P27">Training took 80 seconds on a 2015 MacBook Pro, no GPU</text:p>
          </text:list-item>
          <text:list-item>
            <text:p text:style-name="P27">I used the 10 Hz simulator from the classroom download link</text:p>
          </text:list-item>
        </text:list>
        <text:p text:style-name="P16"><text:span text:style-name="T1">The video is here:</text:span></text:p>
        <text:p text:style-name="P17">My conclusions from this:</text:p>
        <text:list xml:id="list3833599786686859739" text:style-name="L9">
          <text:list-item>
            <text:p text:style-name="P21"><text:span text:style-name="T7">Data, data, data. It's about the data! I spent most of my time (~2 hours maybe) collecting recovery data by observing where the model had the most difficulties and trying to record by starting at different configurations around the difficult spot. I then retrained the model (from scratch) and observed in the simulator how it behaved around that spot. With just a few seconds of recovery data, I could usually notice a significant </text:span><text:span text:style-name="Emphasis"><text:span text:style-name="T7">positive</text:span></text:span><text:span text:style-name="T7"> difference. It helped that I could do a full retraining in less than 2 minutes.</text:span></text:p>
          </text:list-item>
          <text:list-item>
            <text:p text:style-name="P29"><text:span text:style-name="T7">Recovery data seems to be even more important than normal driving data. In the end, I think that's what characterizes the quality of the data versus quantity only. Recovery in straight lines is necessary, but a little of it is enough. A lot of data was needed around the hardest turns. See here for a small video on how I did the recording: </text:span><text:a xlink:type="simple" xlink:href="https://carnd-forums.udacity.com/questions/26219349/recovery-recording" text:style-name="Internet_20_link" text:visited-style-name="Visited_20_Internet_20_Link"><text:span text:style-name="T31">Recovery recording</text:span></text:a></text:p>
          </text:list-item>
          <text:list-item>
            <text:p text:style-name="P28">Going at moderate speed seemed to help. This could explain why I did not need the 50 Hz version of the simulator.</text:p>
          </text:list-item>
          <text:list-item>
            <text:p text:style-name="P28">I tried this on the first track only. It'd be interesting to use the same method on the second track. I think it'll work, but will probably need a lot more recovery data. However, it'd be interesting to mix data from both tracks.</text:p>
          </text:list-item>
          <text:list-item>
            <text:p text:style-name="P28">The costs on training, validation and testing sets are comparable, so I'm confident that the model is not overfitting the data.</text:p>
          </text:list-item>
          <text:list-item>
            <text:p text:style-name="P28">I am surprised at how well the model was able to work with such a small input size!</text:p>
          </text:list-item>
          <text:list-item>
            <text:p text:style-name="P28">I arrived at this by doing many test runs, with a lot of frustration at times. But in the end, it's a great (ongoing) learning experience. It's not about the destination, but about the journey <draw:frame draw:style-name="fr1" draw:name="Image4" text:anchor-type="as-char" svg:width="0.1701in" svg:height="0.1701in" draw:z-index="1"><draw:image xlink:href="Pictures/100002010000001000000010BF13A2B05DA5B186.png" xlink:type="simple" xlink:show="embed" xlink:actuate="onLoad"/><svg:title>(wink)</svg:title></draw:frame></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09:36:50.057318638</meta:creation-date>
    <dc:date>2017-01-28T09:56:01.681945015</dc:date>
    <meta:editing-duration>PT9M</meta:editing-duration>
    <meta:editing-cycles>3</meta:editing-cycles>
    <meta:generator>LibreOffice/5.2.4.2$Linux_X86_64 LibreOffice_project/20m0$Build-2</meta:generator>
    <meta:document-statistic meta:table-count="0" meta:image-count="2" meta:object-count="0" meta:page-count="3" meta:paragraph-count="66" meta:word-count="1762" meta:character-count="9900" meta:non-whitespace-character-count="8235"/>
  </office:meta>
</office:document-meta>
</file>